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officeooo:paragraph-rsid="0051043a"/>
    </style:style>
    <style:style style:name="P4" style:family="paragraph" style:parent-style-name="Standard">
      <style:paragraph-properties fo:text-align="justify" style:justify-single-word="false"/>
      <style:text-properties fo:color="#ff0000"/>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6c5ef7" style:font-weight-asian="bold"/>
    </style:style>
    <style:style style:name="P7" style:family="paragraph" style:parent-style-name="Standard">
      <style:text-properties officeooo:rsid="001876dc" officeooo:paragraph-rsid="001876dc"/>
    </style:style>
    <style:style style:name="P8" style:family="paragraph" style:parent-style-name="Standard">
      <style:text-properties style:font-name="Cambria" fo:font-size="12pt"/>
    </style:style>
    <style:style style:name="P9" style:family="paragraph" style:parent-style-name="Standard">
      <style:text-properties officeooo:rsid="0046cf11" officeooo:paragraph-rsid="006c5ef7"/>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5ef150" officeooo:paragraph-rsid="005ef150" style:font-style-asian="italic" style:font-style-complex="italic"/>
    </style:style>
    <style:style style:name="P12" style:family="paragraph" style:parent-style-name="Standard">
      <style:text-properties fo:font-style="italic" officeooo:rsid="0064eba0" officeooo:paragraph-rsid="0064eba0" style:font-style-asian="italic" style:font-style-complex="italic"/>
    </style:style>
    <style:style style:name="P13" style:family="paragraph" style:parent-style-name="Standard">
      <style:text-properties fo:font-style="italic" officeooo:rsid="0067e994" officeooo:paragraph-rsid="0067e994"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93399" officeooo:paragraph-rsid="00693399" style:font-style-asian="italic" style:font-style-complex="italic"/>
    </style:style>
    <style:style style:name="P16" style:family="paragraph" style:parent-style-name="Standard">
      <style:text-properties fo:font-style="italic" officeooo:paragraph-rsid="006c5ef7"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fo:font-style="normal" officeooo:rsid="00530266" officeooo:paragraph-rsid="00530266" style:font-style-asian="normal" style:font-style-complex="normal"/>
    </style:style>
    <style:style style:name="P20" style:family="paragraph" style:parent-style-name="Standard">
      <style:text-properties fo:font-style="normal" officeooo:rsid="006a3268" officeooo:paragraph-rsid="00693399" style:font-style-asian="normal" style:font-style-complex="normal"/>
    </style:style>
    <style:style style:name="P21" style:family="paragraph" style:parent-style-name="Standard">
      <style:text-properties fo:font-style="normal" officeooo:rsid="006eae71" officeooo:paragraph-rsid="006eae71" style:font-style-asian="normal" style:font-style-complex="normal"/>
    </style:style>
    <style:style style:name="P22" style:family="paragraph" style:parent-style-name="Standard">
      <style:text-properties fo:font-style="normal" officeooo:rsid="006b64c7" officeooo:paragraph-rsid="006b64c7" style:font-style-asian="normal" style:font-style-complex="normal"/>
    </style:style>
    <style:style style:name="P23" style:family="paragraph" style:parent-style-name="Standard">
      <style:text-properties fo:font-style="normal" officeooo:rsid="00782692" officeooo:paragraph-rsid="00782692" style:font-style-asian="normal" style:font-style-complex="normal"/>
    </style:style>
    <style:style style:name="P24" style:family="paragraph" style:parent-style-name="Standard">
      <style:text-properties officeooo:rsid="00600036" officeooo:paragraph-rsid="00600036"/>
    </style:style>
    <style:style style:name="P25" style:family="paragraph" style:parent-style-name="Standard">
      <style:text-properties officeooo:paragraph-rsid="006c5ef7"/>
    </style:style>
    <style:style style:name="P26" style:family="paragraph" style:parent-style-name="Standard">
      <style:text-properties officeooo:rsid="00782692" officeooo:paragraph-rsid="00782692"/>
    </style:style>
    <style:style style:name="P27"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28" style:family="paragraph" style:parent-style-name="List_20_Paragraph">
      <style:text-properties style:font-name="Wingdings" officeooo:paragraph-rsid="006c5ef7" style:font-name-asian="Wingdings1" style:font-name-complex="Wingdings1"/>
    </style:style>
    <style:style style:name="P29" style:family="paragraph" style:parent-style-name="List_20_Paragraph">
      <style:text-properties officeooo:paragraph-rsid="006c5ef7"/>
    </style:style>
    <style:style style:name="P3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1" style:family="paragraph" style:parent-style-name="List_20_Paragraph">
      <style:paragraph-properties fo:margin-left="0in" fo:margin-right="0in" fo:text-indent="0in" style:auto-text-indent="false"/>
      <style:text-properties officeooo:paragraph-rsid="006c5ef7"/>
    </style:style>
    <style:style style:name="P32" style:family="paragraph" style:parent-style-name="Table_20_Contents">
      <style:text-properties officeooo:rsid="005404ad" officeooo:paragraph-rsid="005404ad"/>
    </style:style>
    <style:style style:name="P33" style:family="paragraph" style:parent-style-name="Table_20_Contents">
      <style:text-properties officeooo:rsid="005673f7" officeooo:paragraph-rsid="005673f7"/>
    </style:style>
    <style:style style:name="P34" style:family="paragraph" style:parent-style-name="Table_20_Contents">
      <style:text-properties officeooo:rsid="00580f97" officeooo:paragraph-rsid="00580f97"/>
    </style:style>
    <style:style style:name="P35" style:family="paragraph" style:parent-style-name="Table_20_Contents">
      <style:text-properties officeooo:rsid="007e8413" officeooo:paragraph-rsid="007e8413"/>
    </style:style>
    <style:style style:name="P36" style:family="paragraph" style:parent-style-name="Table_20_Contents">
      <style:text-properties officeooo:rsid="008034d4" officeooo:paragraph-rsid="008034d4"/>
    </style:style>
    <style:style style:name="P37" style:family="paragraph" style:parent-style-name="Standard" style:master-page-name="Standard">
      <style:paragraph-properties style:page-number="auto"/>
      <style:text-properties fo:font-weight="bold" style:font-weight-asian="bold"/>
    </style:style>
    <style:style style:name="P38" style:family="paragraph" style:parent-style-name="List_20_Paragraph" style:list-style-name="WWNum2"/>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06291aa" style:font-weight-asian="normal" style:font-weight-complex="normal"/>
    </style:style>
    <style:style style:name="T4" style:family="text">
      <style:text-properties style:use-window-font-color="true" fo:font-weight="normal" officeooo:rsid="00636906" style:font-weight-asian="normal" style:font-weight-complex="normal"/>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ff0000" fo:font-weight="bold" officeooo:rsid="0026797d" style:font-weight-asian="bold" style:font-weight-complex="bold"/>
    </style:style>
    <style:style style:name="T8" style:family="text">
      <style:text-properties fo:color="#ff0000" fo:font-weight="bold" officeooo:rsid="0061d3c0" style:font-weight-asian="bold" style:font-weight-complex="bold"/>
    </style:style>
    <style:style style:name="T9" style:family="text">
      <style:text-properties fo:color="#ff0000" fo:font-weight="bold" officeooo:rsid="0064eba0" style:font-weight-asian="bold" style:font-weight-complex="bold"/>
    </style:style>
    <style:style style:name="T10" style:family="text">
      <style:text-properties fo:font-style="italic" style:font-style-asian="italic"/>
    </style:style>
    <style:style style:name="T11" style:family="text">
      <style:text-properties fo:color="#ff3333" fo:font-weight="bold" style:font-weight-asian="bold" style:font-weight-complex="bold"/>
    </style:style>
    <style:style style:name="T12" style:family="text">
      <style:text-properties fo:color="#ff3333" fo:font-weight="bold" officeooo:rsid="00436a34" style:font-weight-asian="bold" style:font-weight-complex="bold"/>
    </style:style>
    <style:style style:name="T13" style:family="text">
      <style:text-properties fo:color="#ff3333" fo:font-weight="bold" officeooo:rsid="0043e43e" style:font-weight-asian="bold" style:font-weight-complex="bold"/>
    </style:style>
    <style:style style:name="T14" style:family="text">
      <style:text-properties style:font-name="Wingdings" style:font-name-asian="Wingdings1" style:font-name-complex="Wingdings1"/>
    </style:style>
    <style:style style:name="T15" style:family="text">
      <style:text-properties style:text-position="0% 100%"/>
    </style:style>
    <style:style style:name="T16" style:family="text">
      <style:text-properties officeooo:rsid="001b09ea"/>
    </style:style>
    <style:style style:name="T17" style:family="text">
      <style:text-properties officeooo:rsid="00205a00"/>
    </style:style>
    <style:style style:name="T18" style:family="text">
      <style:text-properties officeooo:rsid="0026797d"/>
    </style:style>
    <style:style style:name="T19" style:family="text">
      <style:text-properties officeooo:rsid="0031ab9b"/>
    </style:style>
    <style:style style:name="T20" style:family="text">
      <style:text-properties officeooo:rsid="0032e6ca"/>
    </style:style>
    <style:style style:name="T21" style:family="text">
      <style:text-properties officeooo:rsid="0039c16e"/>
    </style:style>
    <style:style style:name="T22" style:family="text">
      <style:text-properties officeooo:rsid="003cda63"/>
    </style:style>
    <style:style style:name="T23" style:family="text">
      <style:text-properties officeooo:rsid="0041892d"/>
    </style:style>
    <style:style style:name="T24" style:family="text">
      <style:text-properties officeooo:rsid="004547d2"/>
    </style:style>
    <style:style style:name="T25" style:family="text">
      <style:text-properties officeooo:rsid="0046cf11"/>
    </style:style>
    <style:style style:name="T26" style:family="text">
      <style:text-properties officeooo:rsid="004845b6"/>
    </style:style>
    <style:style style:name="T27" style:family="text">
      <style:text-properties officeooo:rsid="004a00e7"/>
    </style:style>
    <style:style style:name="T28" style:family="text">
      <style:text-properties officeooo:rsid="004b3e4f"/>
    </style:style>
    <style:style style:name="T29" style:family="text">
      <style:text-properties officeooo:rsid="00550e12"/>
    </style:style>
    <style:style style:name="T30" style:family="text">
      <style:text-properties officeooo:rsid="005673f7"/>
    </style:style>
    <style:style style:name="T31" style:family="text">
      <style:text-properties officeooo:rsid="005c9ae2"/>
    </style:style>
    <style:style style:name="T32" style:family="text">
      <style:text-properties officeooo:rsid="006b9be6"/>
    </style:style>
    <style:style style:name="T33" style:family="text">
      <style:text-properties officeooo:rsid="006c5ef7"/>
    </style:style>
    <style:style style:name="T34" style:family="text">
      <style:text-properties officeooo:rsid="006cbb4b"/>
    </style:style>
    <style:style style:name="T35" style:family="text">
      <style:text-properties officeooo:rsid="00733db0"/>
    </style:style>
    <style:style style:name="T36" style:family="text">
      <style:text-properties officeooo:rsid="00754273"/>
    </style:style>
    <style:style style:name="T37" style:family="text">
      <style:text-properties officeooo:rsid="00794196"/>
    </style:style>
    <style:style style:name="T38" style:family="text">
      <style:text-properties officeooo:rsid="007fc2e5"/>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15">(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15">(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15">(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4"/>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15">(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15">(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15">(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16">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15">(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text:span text:style-name="T34">between </text:span>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15">⁠</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15">(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15">(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
      <text:p text:style-name="P3">To investigate whether enhancer-associated lincRNAs are involved in the regulation of TAD nuclear organization, I <text:span text:style-name="T27">classified</text:span> lincRNAs <text:span text:style-name="T28">based on overlap with enhancer and promoter elements. I then investigated the properties of these categories of lincRNAs and how they are associated with DNA-DNA contacts in the GM12878 human lymphoblastoid cell line.</text:span></text:p>
      <text:p text:style-name="P1"/>
      <text:p text:style-name="P1"><text:span text:style-name="T2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15">(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Standard"/>
      <text:p text:style-name="P7">5. References:</text:p>
      <text:p text:style-name="P7"/>
      <text:p text:style-name="P7"/>
      <text:p text:style-name="P7"/>
      <text:section text:style-name="Sect1" text:name="ADDIN Mendeley Bibliography CSL_BIBLIOGRAPHY  RNDxGaINKlo65">
        <text:p text:style-name="P27">Arner, E., Daub, C. O., Vitting-Seerup, K., Andersson, R., Lilje, B., Drabløs, F., … Hayashizaki, Y. (2015). Transcribed enhancers lead waves of coordinated transcription in transitioning mammalian cells. <text:span text:style-name="T10">Science (New York, N.Y.)</text:span>, <text:span text:style-name="T10">347</text:span>(6225), 1010–4. http://doi.org/10.1126/science.1259418</text:p>
        <text:p text:style-name="P27">Bates, D., &amp; Maechler, M. (2016). Matrix: Sparse and Dense Matrix Classes and Methods. manual. Retrieved from https://cran.r-project.org/package=Matrix</text:p>
        <text:p text:style-name="P27">Bourgon, R. (2015). intervals: Tools for Working with Points and Intervals. manual. Retrieved from https://cran.r-project.org/package=intervals</text:p>
        <text:p text:style-name="P27">Chen, Y., Wang, Y., Xuan, Z., Chen, M., &amp; Zhang, M. Q. (2016). De novo deciphering three-dimensional chromatin interaction and topological domains by wavelet transformation of epigenetic profiles. <text:span text:style-name="T10">Nucleic Acids Research</text:span>, <text:span text:style-name="T10">44</text:span>(11), 1–12. http://doi.org/10.1093/nar/gkw225</text:p>
        <text:p text:style-name="P27">Darrow, E. M., &amp; Chadwick, B. P. (2013). Boosting transcription by transcription: enhancer-associated transcripts. <text:span text:style-name="T10">Chromosome Research</text:span>, <text:span text:style-name="T10">21</text:span>(6), 713–724. article. http://doi.org/10.1007/s10577-013-9384-6</text:p>
        <text:p text:style-name="P27">Heger, A., Webber, C., Goodson, M., Ponting, C. P., &amp; Lunter, G. (2013). GAT: A simulation framework for testing the association of genomic intervals. <text:soft-page-break/><text:span text:style-name="T10">Bioinformatics</text:span>, <text:span text:style-name="T10">29</text:span>(16), 2046–2048. http://doi.org/10.1093/bioinformatics/btt343</text:p>
        <text:p text:style-name="P27">Iyer, M. K., Niknafs, Y. S., Malik, R., Singhal, U., Sahu, A., Hosono, Y., … Chinnnaiyan, A. M. (2015). The Landscape of Long Noncoding RNAs in the Human Transcriptome. <text:span text:style-name="T10">Nat Genet.</text:span>, <text:span text:style-name="T10">47</text:span>(3), 199–208. http://doi.org/10.1038/ng.3192.The</text:p>
        <text:p text:style-name="P27">Kryuchkova, N., &amp; Robinson-Rechavi, M. (2015). A benchmark of gene expression tissue-specificity metrics. <text:span text:style-name="T10">bioRxiv</text:span>, (January), 27755. http://doi.org/10.1093/bib/bbw008</text:p>
        <text:p text:style-name="P27">Ong, C., &amp; Corces, V. G. (2014). CTCF : an architectural protein bridging genome topology and function. <text:span text:style-name="T10">Nature Publishing Group</text:span>, <text:span text:style-name="T10">15</text:span>(4), 234–246. http://doi.org/10.1038/nrg3663</text:p>
        <text:p text:style-name="P27">Ounzain, S., Pezzuto, I., Micheletti, R., Burdet, F., Sheta, R., Nemir, M., … Pedrazzini, T. (2014). Functional importance of cardiac enhancer-associated noncoding RNAs in heart development and disease. <text:span text:style-name="T10">Journal of Molecular and Cellular Cardiology</text:span>, <text:span text:style-name="T10">76</text:span>, 55–70. http://doi.org/10.1016/j.yjmcc.2014.08.009</text:p>
        <text:p text:style-name="P27">Popadin, K., Gutierrez-Arcelus, M., Dermitzakis, E. T., &amp; Antonarakis, S. E. (2013). Genetic and epigenetic regulation of human lincrna gene expression. <text:span text:style-name="T10">American Journal of Human Genetics</text:span>, <text:span text:style-name="T10">93</text:span>(6), 1015–1026. http://doi.org/10.1016/j.ajhg.2013.10.022</text:p>
        <text:p text:style-name="P27">Pope, B. D., Ryba, T., Dileep, V., Yue, F., Wu, W., Denas, O., … Gilbert, D. M. (2014). Topologically associating domains are stable units of replication-timing regulation. <text:span text:style-name="T10">Nature</text:span>, <text:span text:style-name="T10">515</text:span>(7527), 402–405. http://doi.org/10.1038/nature13986</text:p>
        <text:p text:style-name="P27">Quinlan, A. R., &amp; Hall, I. M. (2010). BEDTools: A flexible suite of utilities for comparing genomic features. <text:span text:style-name="T10">Bioinformatics</text:span>, <text:span text:style-name="T10">26</text:span>(6), 841–842. http://doi.org/10.1093/bioinformatics/btq033</text:p>
        <text:p text:style-name="P27">R Core Team. (2016). R: A Language and Environment for Statistical Computing. manual, Vienna, Austria.</text:p>
        <text:p text:style-name="P27">Rao, S. S. P., Huntley, M. H., Durand, N. C., Stamenova, E. K., Bochkov, I. D., Robinson, J. T., … Aiden, E. L. (2014). A 3D map of the human genome at kilobase resolution reveals principles of chromatin looping. <text:span text:style-name="T10">Cell</text:span>, <text:span text:style-name="T10">159</text:span>(7), 1665–1680. http://doi.org/10.1016/j.cell.2014.11.021</text:p>
        <text:p text:style-name="P27">Rinn, J. L., &amp; Chang, H. Y. (2012). Genome regulation by long noncoding RNAs. <text:span text:style-name="T10">Annual Review of Biochemistry</text:span>, <text:span text:style-name="T10">81</text:span>, 145–166. http://doi.org/10.1146/annurev-biochem-051410-092902</text:p>
        <text:p text:style-name="P27"><text:soft-page-break/>Siepel, A., Bejerano, G., Pedersen, J. S., Hinrichs, A. S., Hou, M., Rosenbloom, K., … Haussler, D. (2005). Evolutionarily conserved elements in vertebrate, insect, worm, and yeast genomes. <text:span text:style-name="T10">Genome Research</text:span>, <text:span text:style-name="T10">15</text:span>(8), 1034–1050. http://doi.org/10.1101/gr.3715005</text:p>
        <text:p text:style-name="P8">Wang, K. C., Yang, Y. W., Liu, B., Sanyal, A., Corces-Zimmerman, R., Chen, Y., … Chang, H. Y. (2011). A long noncoding RNA maintains active chromatin to coordinate homeotic gene expression. <text:span text:style-name="T10">Nature</text:span>, <text:span text:style-name="T10">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3"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2T11:07:33.361659203</dc:date>
    <meta:editing-cycles>273</meta:editing-cycles>
    <meta:editing-duration>PT23H34M22S</meta:editing-duration>
    <meta:generator>LibreOffice/5.1.4.2$Linux_X86_64 LibreOffice_project/10m0$Build-2</meta:generator>
    <meta:document-statistic meta:table-count="0" meta:image-count="0" meta:object-count="0" meta:page-count="4" meta:paragraph-count="26" meta:word-count="1168" meta:character-count="8506" meta:non-whitespace-character-count="73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